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63cm"/>
    </style:style>
    <style:style style:name="co3" style:family="table-column">
      <style:table-column-properties fo:break-before="auto" style:column-width="2.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ce2" style:family="table-cell" style:parent-style-name="Default">
      <style:table-cell-properties fo:border="0.035cm solid #000000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prenom</text:p>
          </table:table-cell>
          <table:table-cell office:value-type="string">
            <text:p>nom</text:p>
          </table:table-cell>
          <table:table-cell office:value-type="string">
            <text:p>id </text:p>
          </table:table-cell>
          <table:table-cell office:value-type="string">
            <text:p>domaine</text:p>
          </table:table-cell>
          <table:table-cell office:value-type="string">
            <text:p>id </text:p>
          </table:table-cell>
          <table:table-cell office:value-type="string">
            <text:p>nom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in</text:p>
          </table:table-cell>
          <table:table-cell office:value-type="string">
            <text:p>DOE</text:p>
          </table:table-cell>
          <table:table-cell office:value-type="float" office:value="1">
            <text:p>1</text:p>
          </table:table-cell>
          <table:table-cell office:value-type="string">
            <text:p>PHP</text:p>
          </table:table-cell>
          <table:table-cell office:value-type="float" office:value="1">
            <text:p>1</text:p>
          </table:table-cell>
          <table:table-cell office:value-type="string">
            <text:p>EDF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in</text:p>
          </table:table-cell>
          <table:table-cell office:value-type="string">
            <text:p>DOE</text:p>
          </table:table-cell>
          <table:table-cell office:value-type="float" office:value="2">
            <text:p>2</text:p>
          </table:table-cell>
          <table:table-cell office:value-type="string">
            <text:p>JS</text:p>
          </table:table-cell>
          <table:table-cell office:value-type="float" office:value="1">
            <text:p>1</text:p>
          </table:table-cell>
          <table:table-cell office:value-type="string">
            <text:p>EDF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in</text:p>
          </table:table-cell>
          <table:table-cell office:value-type="string">
            <text:p>DOE</text:p>
          </table:table-cell>
          <table:table-cell office:value-type="float" office:value="3">
            <text:p>3</text:p>
          </table:table-cell>
          <table:table-cell office:value-type="string">
            <text:p>HTML</text:p>
          </table:table-cell>
          <table:table-cell office:value-type="float" office:value="2">
            <text:p>2</text:p>
          </table:table-cell>
          <table:table-cell office:value-type="string">
            <text:p>BNPPARIBAS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nois</text:p>
          </table:table-cell>
          <table:table-cell office:value-type="string">
            <text:p>DUPONT</text:p>
          </table:table-cell>
          <table:table-cell office:value-type="float" office:value="2">
            <text:p>2</text:p>
          </table:table-cell>
          <table:table-cell office:value-type="string">
            <text:p>JS</text:p>
          </table:table-cell>
          <table:table-cell office:value-type="float" office:value="1">
            <text:p>1</text:p>
          </table:table-cell>
          <table:table-cell office:value-type="string">
            <text:p>EDF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arles</text:p>
          </table:table-cell>
          <table:table-cell office:value-type="string">
            <text:p>TOUTOU</text:p>
          </table:table-cell>
          <table:table-cell office:value-type="float" office:value="3">
            <text:p>3</text:p>
          </table:table-cell>
          <table:table-cell office:value-type="string">
            <text:p>HTML</text:p>
          </table:table-cell>
          <table:table-cell office:value-type="float" office:value="3">
            <text:p>3</text:p>
          </table:table-cell>
          <table:table-cell office:value-type="string">
            <text:p>SAINT GOBAIN</text:p>
          </table:table-cell>
          <table:table-cell table:number-columns-repeated="2"/>
        </table:table-row>
        <table:table-row table:style-name="ro1" table:number-rows-repeated="4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>
            <text:p>id </text:p>
          </table:table-cell>
          <table:table-cell office:value-type="string">
            <text:p>titre</text:p>
          </table:table-cell>
          <table:table-cell office:value-type="string">
            <text:p>contenu</text:p>
          </table:table-cell>
          <table:table-cell office:value-type="string">
            <text:p>dt_publication</text:p>
          </table:table-cell>
          <table:table-cell office:value-type="string">
            <text:p>id </text:p>
          </table:table-cell>
          <table:table-cell office:value-type="string">
            <text:p>email</text:p>
          </table:table-cell>
          <table:table-cell office:value-type="string">
            <text:p>id</text:p>
          </table:table-cell>
          <table:table-cell table:style-name="ce1" office:value-type="string">
            <text:p>rôl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rticle1</text:p>
          </table:table-cell>
          <table:table-cell office:value-type="string">
            <text:p>lorem ipsum</text:p>
          </table:table-cell>
          <table:table-cell office:value-type="string">
            <text:p>2025-01-01</text:p>
          </table:table-cell>
          <table:table-cell office:value-type="float" office:value="1">
            <text:p>1</text:p>
          </table:table-cell>
          <table:table-cell office:value-type="string">
            <text:p><text:a xlink:href="mailto:a@y.fr">a@y.fr</text:a></text:p>
          </table:table-cell>
          <table:table-cell office:value-type="float" office:value="1">
            <text:p>1</text:p>
          </table:table-cell>
          <table:table-cell table:style-name="ce1" office:value-type="string">
            <text:p>admin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rticle2</text:p>
          </table:table-cell>
          <table:table-cell office:value-type="string">
            <text:p>lorem ipsum</text:p>
          </table:table-cell>
          <table:table-cell office:value-type="string">
            <text:p>2025-01-15</text:p>
          </table:table-cell>
          <table:table-cell office:value-type="float" office:value="2">
            <text:p>2</text:p>
          </table:table-cell>
          <table:table-cell office:value-type="string">
            <text:p><text:a xlink:href="mailto:b@y.fr">b@y.fr</text:a></text:p>
          </table:table-cell>
          <table:table-cell office:value-type="float" office:value="1">
            <text:p>1</text:p>
          </table:table-cell>
          <table:table-cell table:style-name="ce1" office:value-type="string">
            <text:p>admin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rticle3</text:p>
          </table:table-cell>
          <table:table-cell office:value-type="string">
            <text:p>lorem ipsum</text:p>
          </table:table-cell>
          <table:table-cell office:value-type="string">
            <text:p>2025-01-01</text:p>
          </table:table-cell>
          <table:table-cell office:value-type="float" office:value="1">
            <text:p>1</text:p>
          </table:table-cell>
          <table:table-cell office:value-type="string">
            <text:p><text:a xlink:href="mailto:a@y.fr">a@y.fr</text:a></text:p>
          </table:table-cell>
          <table:table-cell office:value-type="float" office:value="1">
            <text:p>1</text:p>
          </table:table-cell>
          <table:table-cell table:style-name="ce1" office:value-type="string">
            <text:p>admin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rticle4</text:p>
          </table:table-cell>
          <table:table-cell office:value-type="string">
            <text:p>lorem ipsum</text:p>
          </table:table-cell>
          <table:table-cell office:value-type="string">
            <text:p>2025-01-01</text:p>
          </table:table-cell>
          <table:table-cell office:value-type="float" office:value="3">
            <text:p>3</text:p>
          </table:table-cell>
          <table:table-cell office:value-type="string">
            <text:p><text:a xlink:href="mailto:c@y.fr">c@y.fr</text:a></text:p>
          </table:table-cell>
          <table:table-cell office:value-type="float" office:value="2">
            <text:p>2</text:p>
          </table:table-cell>
          <table:table-cell table:style-name="ce1" office:value-type="string">
            <text:p>redacteur </text:p>
          </table:table-cell>
          <table:table-cell/>
        </table:table-row>
        <table:table-row table:style-name="ro1" table:number-rows-repeated="2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 office:value-type="string">
            <text:p>email</text:p>
          </table:table-cell>
          <table:table-cell office:value-type="string">
            <text:p>is_admin</text:p>
          </table:table-cell>
          <table:table-cell office:value-type="string">
            <text:p>id </text:p>
          </table:table-cell>
          <table:table-cell office:value-type="string">
            <text:p>titre</text:p>
          </table:table-cell>
          <table:table-cell office:value-type="string">
            <text:p>id </text:p>
          </table:table-cell>
          <table:table-cell office:value-type="string">
            <text:p>suje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a xlink:href="mailto:a@y.fr">a@y.fr</text:a>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Recette 1</text:p>
          </table:table-cell>
          <table:table-cell office:value-type="float" office:value="1">
            <text:p>1</text:p>
          </table:table-cell>
          <table:table-cell office:value-type="string">
            <text:p>Commentaire 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a xlink:href="mailto:b@y.fr">b@y.fr</text:a></text:p>
          </table:table-cell>
          <table:table-cell office:value-type="string">
            <text:p>false</text:p>
          </table:table-cell>
          <table:table-cell office:value-type="float" office:value="2">
            <text:p>2</text:p>
          </table:table-cell>
          <table:table-cell office:value-type="string">
            <text:p>Recette 2</text:p>
          </table:table-cell>
          <table:table-cell office:value-type="float" office:value="2">
            <text:p>2</text:p>
          </table:table-cell>
          <table:table-cell office:value-type="string">
            <text:p>Commentaire 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a xlink:href="mailto:c@y.fr">c@y.fr</text:a>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Recette 3</text:p>
          </table:table-cell>
          <table:table-cell office:value-type="float" office:value="3">
            <text:p>3</text:p>
          </table:table-cell>
          <table:table-cell office:value-type="string">
            <text:p>Commentaire 3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a xlink:href="mailto:c@y.fr">c@y.fr</text:a>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Recette 4</text:p>
          </table:table-cell>
          <table:table-cell office:value-type="float" office:value="4">
            <text:p>4</text:p>
          </table:table-cell>
          <table:table-cell office:value-type="string">
            <text:p>Commentaire 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a xlink:href="mailto:c@y.fr">c@y.fr</text:a>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Recette 4</text:p>
          </table:table-cell>
          <table:table-cell office:value-type="float" office:value="5">
            <text:p>5</text:p>
          </table:table-cell>
          <table:table-cell office:value-type="string">
            <text:p>Commentaire 5</text:p>
          </table:table-cell>
          <table:table-cell table:number-columns-repeated="2"/>
        </table:table-row>
        <table:table-row table:style-name="ro1" table:number-rows-repeated="6">
          <table:table-cell table:style-name="Default" table:number-columns-repeated="7"/>
          <table:table-cell table:number-columns-repeated="2"/>
        </table:table-row>
        <table:table-row table:style-name="ro2">
          <table:table-cell office:value-type="string">
            <text:p>id</text:p>
          </table:table-cell>
          <table:table-cell office:value-type="string">
            <text:p>email</text:p>
          </table:table-cell>
          <table:table-cell office:value-type="string">
            <text:p>is_admin</text:p>
          </table:table-cell>
          <table:table-cell office:value-type="string">
            <text:p>id </text:p>
          </table:table-cell>
          <table:table-cell office:value-type="string">
            <text:p>titre</text:p>
          </table:table-cell>
          <table:table-cell office:value-type="string">
            <text:p>contenu</text:p>
          </table:table-cell>
          <table:table-cell office:value-type="string">
            <text:p>dt_publication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categori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mailto:a@y.fr">a@y.fr</text:a>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article1</text:p>
          </table:table-cell>
          <table:table-cell office:value-type="string">
            <text:p>lorem ipsum</text:p>
          </table:table-cell>
          <table:table-cell office:value-type="string">
            <text:p>2025-01-0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HP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mailto:b@y.fr">b@y.fr</text:a></text:p>
          </table:table-cell>
          <table:table-cell office:value-type="string">
            <text:p>false</text:p>
          </table:table-cell>
          <table:table-cell office:value-type="float" office:value="2">
            <text:p>2</text:p>
          </table:table-cell>
          <table:table-cell office:value-type="string">
            <text:p>article2</text:p>
          </table:table-cell>
          <table:table-cell office:value-type="string">
            <text:p>lorem ipsum</text:p>
          </table:table-cell>
          <table:table-cell office:value-type="string">
            <text:p>2025-01-1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TML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mailto:c@y.fr">c@y.fr</text:a>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article3</text:p>
          </table:table-cell>
          <table:table-cell office:value-type="string">
            <text:p>lorem ipsum</text:p>
          </table:table-cell>
          <table:table-cell office:value-type="string">
            <text:p>2025-01-0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HP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mailto:c@y.fr">c@y.fr</text:a>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article3</text:p>
          </table:table-cell>
          <table:table-cell office:value-type="string">
            <text:p>lorem ipsum</text:p>
          </table:table-cell>
          <table:table-cell office:value-type="string">
            <text:p>2025-01-0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TML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mailto:d@y.fr">d@y.fr</text:a>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article4</text:p>
          </table:table-cell>
          <table:table-cell office:value-type="string">
            <text:p>lorem ipsum</text:p>
          </table:table-cell>
          <table:table-cell office:value-type="string">
            <text:p>2025-01-01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CSS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14">14/01/2025</text:date>, <text:time>14:4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ik H</meta:initial-creator>
    <meta:creation-date>2025-01-14T10:37:55.33</meta:creation-date>
    <dc:date>2025-01-14T14:47:25.21</dc:date>
    <dc:creator>Malik H</dc:creator>
    <meta:editing-duration>PT1H33M53S</meta:editing-duration>
    <meta:editing-cycles>10</meta:editing-cycles>
    <meta:generator>OpenOffice/4.1.10$Win32 OpenOffice.org_project/4110m2$Build-9807</meta:generator>
    <meta:document-statistic meta:table-count="3" meta:cell-count="178" meta:object-count="0"/>
  </office:meta>
</office:document-meta>
</file>